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T8" style:parent-style-name="CommentReference" style:family="text">
      <style:text-properties style:font-name-complex="Mangal"/>
    </style:style>
    <style:style style:name="T9" style:parent-style-name="CommentReference" style:family="text">
      <style:text-properties style:font-name-complex="Mangal"/>
    </style:style>
    <style:style style:name="T10" style:parent-style-name="CommentReference" style:family="text">
      <style:text-properties style:font-name-complex="Mangal"/>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Quotations" style:family="paragraph">
      <style:paragraph-properties fo:text-align="center"/>
    </style:style>
    <style:style style:name="P15" style:parent-style-name="Normal" style:family="paragraph">
      <style:paragraph-properties fo:margin-bottom="0.0972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Normal" style:family="paragraph">
      <style:paragraph-properties fo:margin-bottom="0.0972in"/>
    </style:style>
    <style:style style:name="P29" style:parent-style-name="Normal" style:family="paragraph">
      <style:paragraph-properties fo:margin-bottom="0.0972in"/>
    </style:style>
    <style:style style:name="P30" style:parent-style-name="Normal" style:family="paragraph">
      <style:paragraph-properties fo:margin-bottom="0.0972in"/>
    </style:style>
    <style:style style:name="P31" style:parent-style-name="Normal" style:family="paragraph">
      <style:paragraph-properties fo:margin-bottom="0.0972in"/>
    </style:style>
    <style:style style:name="P32" style:parent-style-name="Quotations" style:family="paragraph">
      <style:paragraph-properties fo:text-align="center"/>
    </style:style>
    <style:style style:name="P33" style:parent-style-name="Quotations" style:family="paragraph">
      <style:paragraph-properties fo:text-align="center"/>
    </style:style>
    <style:style style:name="P34" style:parent-style-name="Normal" style:family="paragraph">
      <style:paragraph-properties fo:text-indent="0.4923in"/>
    </style:style>
    <style:style style:name="T35" style:parent-style-name="DefaultParagraphFont" style:family="text">
      <style:text-properties fo:language="da" fo:country="DK"/>
    </style:style>
    <style:style style:name="T36" style:parent-style-name="DefaultParagraphFont" style:family="text">
      <style:text-properties fo:language="da" fo:country="DK"/>
    </style:style>
    <style:style style:name="P37" style:parent-style-name="Quotations" style:family="paragraph">
      <style:paragraph-properties fo:text-align="center"/>
    </style:style>
  </office:automatic-styles>
  <office:body>
    <office:text text:use-soft-page-breaks="true">
      <text:p text:style-name="P1">Paradise’s end</text:p>
      <text:p text:style-name="P2">1.</text:p>
      <text:p text:style-name="Textbody"><text:tab/>“Great success comes to those who try first, and you have the privilege now of being one of the first.<text:s/>If you bring your attention to page 20 of our portfolio you will see<text:s/>that by acquiring ‘Fast-Account’ as a service 85% of our customers experienced a growth of at least 25% in the first quarter and 50 in the next.” … or was it 60% percent? Tom wasn’t sure. Oh well, it was all written down in the plastic binder he had in his<text:s/>bag in the luggage compartment. He wasn’t worried. After all he had done this many, many times now. Around 7,650 if he remembered correct. He had it written down on a small post-card in his checked in laptop bag up above his head.<text:s/>Every time he went somewhere to make a sale for one company or another, he would purchase a post-card from a souvenir shop and write down a miniature statistic of his life so far:</text:p>
      <text:list text:style-name="LFO1" text:continue-numbering="true">
        <text:list-item>
          <text:p text:style-name="P3">254,844 coffees drank</text:p>
        </text:list-item>
        <text:list-item>
          <text:p text:style-name="P4">567,877 miles traveled</text:p>
        </text:list-item>
        <text:list-item>
          <text:p text:style-name="P5">14 suitcases dragged around and torn</text:p>
        </text:list-item>
        <text:list-item>
          <text:p text:style-name="P6">675 unique hotels stayed in</text:p>
        </text:list-item>
        <text:list-item>
          <text:p text:style-name="P7">…</text:p>
        </text:list-item>
      </text:list>
      <text:p text:style-name="Textbody"><text:tab/>And on and on. It was his life, or more specifically the measurable part of his life. The day-to-day mundane tasks of a traveling salesman. He had a family, with a wife<text:s/>who was<text:s/>expecting,<text:s/>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text:s/>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text:s/>and cups and the chatter of the<text:s/>stewardesses<text:s/>handing them out.</text:p>
      <text:p text:style-name="Textbody"><text:tab/><office:annotation office:name="0" xml:id="633650600"><dc:creator>Konstantin Petrov Ivanov</dc:creator><dc:date>2022-02-26T14:54:00</dc:date><text:p text:style-name="CommentText">Probably remove it.</text:p></office:annotation>And what a<text:s/>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text:s/>his legs on the footrest with a minor bend of the knee. Maybe it was the snakes on board which included among them some of Tom’s favorites. Especially the brand of sparkling water that he favored. The arm rests were the perfect height and the head support<text:s/>was applying soft contact right at the center of his skull.<text:span text:style-name="T8"><office:annotation-end office:name="0"/></text:span></text:p>
      <text:soft-page-break/>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15 minutes later and the plane was cruising down the runway towards the terminal. Another 10 and it was docked<text:s/>to<text:s/>the gate. Like most professional salesman Tom traveled light. A small backpack to hold his computer, documents, chargers for his phone and PC, and other small items. Everything else he had<text:s/>was<text:s/>with his other small carry-on suitcase. The suitcase contained a second navy-blue suite (besides<text:s/>the brown one he was traveling with), 2 pairs of socks, underwear and tank tops, toothbrush with a travel toothpaste, an electric razor, some hidden cash just in case,<text:s/>toiletries<text:s/>and some company material he didn’t need to read during<text:s/>the flight. Besides this the suitcase was equipped with an inbuilt 800 Amp battery and a foldable seat. It was a birthday present from his wife which he thoroughly enjoyed.</text:p>
      <text:p text:style-name="Textbody"><text:tab/><office:annotation office:name="1" xml:id="633650868"><dc:creator>Konstantin Petrov Ivanov</dc:creator><dc:date>2022-02-26T14:59:00</dc:date><text:p text:style-name="CommentText">As above.</text:p></office:annotation>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text:s/>armrest<text:s/>or luggage compartment. As he got everything ready, he straightened his jacket and started towards the front exit.<text:span text:style-name="T9"><office:annotation-end office:name="1"/></text:span></text:p>
      <text:p text:style-name="Textbody"><text:tab/>“Good afternoon Mr. Heidecker! Good to see you again. Was everything to your enjoyment during our flight?” Inquired the stewardess at the door with a smile.</text:p>
      <text:p text:style-name="Textbody"><text:tab/><office:annotation office:name="2" xml:id="633650947"><dc:creator>Konstantin Petrov Ivanov</dc:creator><dc:date>2022-02-26T15:00:00</dc:date><text:p text:style-name="CommentText">As above</text:p></office:annotation>“Oh, most<text:s/>excellent!” replied Tom “How you keep this level of consistency is something I never stop to wonder when I go aboard one of your flights.”<text:span text:style-name="T10"><office:annotation-end office:name="2"/></text:span></text:p>
      <text:p text:style-name="Textbody"><text:tab/>“We are happy to hear it Mr. Heidecker! As we say in Paradise’s End ‘<text:span text:style-name="T11">It’s the Journey,<text:s/></text:span><text:span text:style-name="T12">as well as</text:span><text:span text:style-name="T13"><text:s/>the Destination</text:span>’”</text:p>
      <text:p text:style-name="Textbody"><text:tab/>“That’s a great slogan” He said with a smile.</text:p>
      <text:p text:style-name="Textbody"><text:tab/>In that last moment<text:s/>though, just before he was about to fully turn towards the plane door and exit, he thought he saw something strange on the stewardess’ face. Just for a second it looked like there was light<text:s/>radiating from all around her and that the pupils of her eyes had<text:s/>disappeared,<text:s/>and only white orbs remained. It was certainly an unnerving image and Tom had to do a quick double take to make sure he wasn’t losing his mind, but only the reassuring image<text:s/>of<text:s/>the<text:s/>tall young woman smiling back at him remained.<text:s/>He caught himself staring,<text:s/>shrugged it off as a trick of the light and carried on through the gate.</text:p>
      <text:p text:style-name="P14"><text:span text:style-name="Emphasis">2.</text:span></text:p>
      <text:p text:style-name="P15">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 due to miscalculations of the distance between connecting gates at the terminal, or due to “short” snack/coffee breaks meanwhile self-assuringly saying to yourself “Oh no, no need to rush. there’s loads<text:s/><text:soft-page-break/>of time!” Tom disliked these kinds<text:s/>of people, he found something selfish in this way of operating, but as a salesperson, this was a belief he kept to himself.</text:p>
      <text:p text:style-name="P16"><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text:p>
      <text:p text:style-name="P17"><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text:s/>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text:s/>all equal in appearance, tall square, made of black marble with a glass sliding door to block entrance when not in use. In front of each one there were about two roles of chairs with around twenty chairs per row, evenly spaced with a small table stretching<text:s/>out between every two chairs and…. “Black marble?” Tom thought and halted in the middle of the walkway.</text:p>
      <text:p text:style-name="P18"><text:tab/><text:s/>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text:s/>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9"><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text:s/>products and your numbers will go up as well!”. Oh well at least he will get to see New York. His company had provided him with a nice room in a hotel in Manhattan for an entire week, even though the sales meetings he had planned were only three days. But<text:s/>the next flight after was in two days so Tom secured himself a nice mini vacation. While attempting to visualize the wonderful time he would have there, another passenger took the chair to his right. It was a heavy fellow, in his early thirties.</text:p>
      <text:p text:style-name="P20"><text:tab/>“Can I get a big cup of coffee, black?” He asked a bit groggy “No, no nothing else, thank you! Please make it to go, the wife’s waiting for me.”</text:p>
      <text:p text:style-name="P21">The waitress gave him the cup, and he took a small sip and kept his nose over it with his eyes closed as if it were a healing salve.</text:p>
      <text:soft-page-break/>
      <text:p text:style-name="P22"><text:tab/>“Been traveling long?” inquired Tom.</text:p>
      <text:p text:style-name="P23"><text:tab/>“10 hours now!” exclaimed the stranger “Me and my wife are going down to the Canneries, for our honeymoon.”</text:p>
      <text:p text:style-name="P24"><text:tab/>“Congratulations!” exclaimed Tom</text:p>
      <text:p text:style-name="P25"><text:tab/>“Thanks! Funny thing is I could’ve sworn that everyone there<text:s/>was also going for their honeymoon too.” he said with a laugh “Everyone was holding hands, snuggled up next to each other with that dumb look on their faces, you know looking forward and up but not at anything in particular. Hell, looking is not even the<text:s/>correct term, it implies too much presence. All of them were absorbed in their own little world, building a future that will never come to be. <text:s/>Hell, so are we!”</text:p>
      <text:p text:style-name="P26"><text:tab/>With that he took a big chug of his drink and rose up. “Have a good flight mister!”</text:p>
      <text:p text:style-name="P27"><text:tab/>“Thanks,<text:s/>you too!”</text:p>
      <text:p text:style-name="P28"><text:tab/>“I’m sure we will!” And with that he started back through the corridor Tom had just came through.</text:p>
      <text:p text:style-name="P29"><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 relaxesnes as expressed by their face. For some reason they were<text:s/>always either underdressed or overdressed for the weather of their destination. Then you had your backpackers, young adults under-prepared for wherever they were planning to go although that was part of the fun, he guessed. Seniors, usually in a group going someplace warm. There were the suits dressed much like him and carrying the same equipment. Slim, compact, all in order to be as efficient and as fast as possible.</text:p>
      <text:p text:style-name="P30"><text:tab/>“All passengers heading to La Guardia airport, please head to gate G17. Boarding is about<text:s/>to commence.”</text:p>
      <text:p text:style-name="P31"><text:tab/>And with that Tom picked up his things and went back through the corridor. Passing through the marble gate G17 hi did feel a strange warmth passing through his body</text:p>
      <text:p text:style-name="P32"><text:span text:style-name="Emphasis">3.</text:span></text:p>
      <text:p text:style-name="Normal"><text:tab/>30 minutes later and the plane was slowly moving down the<text:s/>runway, preparing to take off. It was a surprisingly empty flight for a transcon1tinental journey. Looking around he could maybe make out 20 maybe 30 people on his level. Of course, he was flying business class, so it was a bit hard to see between the different compartments, but still even in business class there was only one other person. Strangely enough that person was also wearing what appeared to be a flight captain’s uniform. He was casually sipping coffee while reading the newspaper.</text:p>
      <text:p text:style-name="Normal"><text:tab/></text:p>
      <text:p text:style-name="Normal"><text:tab/>“Ok, well it<text:s/>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text:s/>from the wind resistance. The engines were booming from the outside. And just at the moment of takeoff… Nothing.</text:p>
      <text:p text:style-name="Normal"><text:tab/>It was a weird experience for Tom. It was as if Time and Space had halted. It was impossible to describe, with words or any other means of communications, since any action or predicate that implied continuity wasn’t possible. It was a completely dark, cold space. And he was jut existing there for what<text:s/><text:soft-page-break/>felt a long time. But then suddenly a blast of light hit him and blinded him. After some time he came back to it and found himself on the floor.</text:p>
      <text:p text:style-name="Normal"><text:tab/>“Oh dear, he must have gotten misaligned again”</text:p>
      <text:p text:style-name="Normal"><text:tab/>“Well, if he has the next couple of moments will be a shocker”</text:p>
      <text:p text:style-name="Normal"><text:tab/>Tom slowly opened his eyes. What he saw made his heart bounce all the way up to his throat.<text:s/>In front of him appeared to be the figures of a couple of flight attendants and a pilot. But that conclusion could only be drawn from the uniform that they were wearing. Loose parts where tissue should have shown and the familiar extremities of hands, feet<text:s/>and head should be have now taken the shape of beams of light. The beams themselves still took the form of the extremities so it made the figures appear humanoid in silhouette, but they were anything but.</text:p>
      <text:p text:style-name="Normal"><text:tab/><text:s text:c="3"/>“Now Mr. Heidecker, please don’t panic! Everything is alright and you are perfectly safe...”</text:p>
      <text:p text:style-name="Normal"><text:tab/>The next thing that Tom did was based on pure survival instinct. Now what he meant to do was jump and rush past the alarming forms, however, being still disorientated from the previous experience, what he did<text:s/>was launch himself straight up with such speed and force that he inadvertently met his head with the passenger panel above his seat. <text:s/>Pitch blackness set in and he fell down on the floor again.</text:p>
      <text:p text:style-name="Normal"><text:tab/>“Oh dear!” Said one of the flight attendant forms.</text:p>
      <text:p text:style-name="Normal"><text:tab/>The cabin was filled with echoes of the beeping signal for passenger assistance which was accidentally activated by Tom’s head during his escape attempt.</text:p>
      <text:p text:style-name="P33"><text:span text:style-name="Emphasis">4.</text:span></text:p>
      <text:p text:style-name="Normal"><text:tab/>“AH!” yelled Tom and reached for the back of his head.</text:p>
      <text:p text:style-name="P34">Expecting to find a wound or a big bump he was surprised at finding nothing at all. In fact, besides that momentary initial shock now there was no pain as well. He slowly opened his eyes and expecting to find himself back on the airplane, he was in bed in, what appeared to be, his very own bedroom. Then a<text:s/>knock on the door rang through the room.</text:p>
      <text:p text:style-name="Normal"><text:tab/>“Yes? Who is it?” he answered.</text:p>
      <text:p text:style-name="Normal"><text:tab/>The door slung open and in came the captain of the plane from before. He looked at Tom but remained at the frame of the door.</text:p>
      <text:p text:style-name="Normal"><text:tab/>“Please, Mr. Heidecker don’t be alarmed. I am not here<text:s/>to hurt you. How are you feeling? How is your head? There shouldn’t be any damage or pain, but you may feel a bit err… peculiar for some time.”</text:p>
      <text:p text:style-name="Normal"><text:tab/>“Who are you? Why am I in my bedroom?” asked Tom.</text:p>
      <text:p text:style-name="Normal"><text:tab/>“Do not worry, everything will be explained. How are you feeling?”</text:p>
      <text:p text:style-name="Normal"><text:tab/>“I feel fine.”</text:p>
      <text:p text:style-name="Normal"><text:tab/>“We were thinking of leaving you on the plain and let everything appear as a momentary hallucination, but…”</text:p>
      <text:p text:style-name="Normal"><text:tab/>“So, you wanted to gaslight me?”</text:p>
      <text:p text:style-name="Normal"><text:tab/>“In a sense yes, but then you would always disassociate again, you always do. So, we decided to go through this again, to save the fuss.”</text:p>
      <text:p text:style-name="Normal"><text:tab/>“Again? What do you mean?” Exclaimed Tom, lifting himself off the bed.<text:s/></text:p>
      <text:p text:style-name="Normal"><text:tab/>“Yes, we’ve been through this before and we’ll continue to go through it in the feature.”</text:p>
      <text:p text:style-name="Normal"><text:tab/><text:span text:style-name="T35">“I don’t understand… Have I gone insane?”</text:span></text:p>
      <text:p text:style-name="Normal"><text:span text:style-name="T36"><text:tab/></text:span>”Ha-ha, no no Mr. Heidecker, you are perfectly fine mentally, in fact you are here based on your own choice. It always has and will be. Please follow me, let’s go for a walk, I’ll explain everything meanwhile.”</text:p>
      <text:p text:style-name="Normal"><text:tab/>The captain moved back from the frame of the door and extended his hand with an open palm pointing outside of the room, welcoming Tom to go with him. Tom was hesitant to follow, but it didn’t seem like he had control over the situation, plus strangely enough he didn’t seem afraid of the man or<text:s/><text:soft-page-break/>the<text:s/>situation. In fact, he was very curious to know what was going on. He jumped out of bed and went through the door, followed behind by the captain. <text:s/></text:p>
      <text:p text:style-name="Normal"><text:tab/>As soon as he went through the door, he suddenly found himself in the airport again, he looked back and the only thing he could see was one of the airport gates from before. The only thing he felt was a strange hum coming from the monolith gate.</text:p>
      <text:p text:style-name="Normal"><text:tab/>“You know there’s been more than 100 billion of you so far, it’s crazy hard managing the place. Of course, not all<text:s/>of you stay, and not all of you belong here either, but the numbers are increasing each year. We already have to make some tricks so that we can fit you all on a plane. Coffee?” asked the captain. They were Infront of the coffee kiosk from before.</text:p>
      <text:p text:style-name="Normal"><text:tab/>“Ah… sure” replied Tom “But could you please tell me what’s going on?”</text:p>
      <text:p text:style-name="Normal"><text:tab/>“But of course! You are dead Mr. Heidecker” he replied casually while taking a seat at the bar.</text:p>
      <text:p text:style-name="Normal"><text:tab/>“I’m what?”</text:p>
      <text:p text:style-name="Normal"><text:tab/>“Yes! You heard me right. I apologize for the bluntness but from experience most people handle it pretty well actually. Well, they don’t really realize what it all means to be dead, but no one starts crying or anything”</text:p>
      <text:p text:style-name="Normal"><text:tab/>“But, but then where…”</text:p>
      <text:p text:style-name="Normal"><text:tab/>“Where are you? I guess you are tempted to use words like Heaven or Hell, but the truth is much more economical than that. But I guess for all intents and purposes we can stick to using the word Heaven.”</text:p>
      <text:p text:style-name="Normal"><text:tab/>“So, heaven is just one big airport?”</text:p>
      <text:p text:style-name="Normal"><text:tab/>“In a sense yes. Well for you and many other people it is. For some it’s a buss depo, for others<text:s/>it’s a highway stop or even just a plain old park for some. The place itself is not the important bit it’s more what lies beyond.” The captain took a sip of coffee and continued. “Tell me Mr. Heidecker how do you imagine heaven like, is it just one big never-ending sky where people where roman togas and hang out on clouds all day drinking wine and eating grapes?” He asked with a smile.</text:p>
      <text:p text:style-name="Normal"><text:tab/>“We I don’t really know but I was expecting something a little bit more exciting than a plain old airport I guess.”</text:p>
      <text:p text:style-name="Normal"><text:tab/>“Ah but you see it’s both the journey and the destination that make the experience that much more special. Please humor me in this, could you describe a truly happy memory of yours. Let me help you, perhaps you can talk about the birth of your daughter.”</text:p>
      <text:p text:style-name="Normal"><text:tab/>“Yes,<text:s/>well I was in Chicago at the time on a business meeting and right in the middle of it I received a page from my wife with big bold letters “BABY INCOMING”, I almost tripped on the stairs running out from the building. Then I took the first flight back to<text:s/>New York and was a nervous wreck while waiting to land. But once I arrived and held my child I almost broke down crying” Tom responded with a smile.</text:p>
      <text:p text:style-name="Normal"><text:tab/>“Indeed, it is one of your happiest memories. What if I told you that the plane you were on was taking you<text:s/>to that same meeting in Chicago in 1987.”</text:p>
      <text:p text:style-name="Normal"><text:tab/>Tom looked at him dumbfoundedly. “But how could that be, I just told you that it had already come to pass.”<text:s/></text:p>
      <text:p text:style-name="Normal"><text:tab/>“Indeed, and it shall come to pass many times more. You see Mr. Heidecker we all make our own<text:s/>versions of Heaven by being and existing. It is the stories that we collect along the way and the ones that persist in our mind that become cornerstones of our being and that persist after us.”</text:p>
      <text:p text:style-name="Normal"><text:tab/>“But I don’t understand what about this airport?”</text:p>
      <text:p text:style-name="Normal"><text:tab/>“It is merely a tool to connect between them”</text:p>
      <text:p text:style-name="Normal"><text:tab/>“But why?”</text:p>
      <text:p text:style-name="Normal"><text:tab/>‘Well, I guess to answer that you have to think a bit about the concept of happiness and how you define it. Humanity has always more or less imagined happiness as a sort of an end goal which in a sense it is, but happiness doesn’t come out from a vacuum. It is a thing that you build up to and when it<text:s/><text:soft-page-break/>happens it happened because of that buildup and then It slowly fades away. It is the same here, it’s a buffer area to give you just enough emotional space to reach that same height again.”</text:p>
      <text:p text:style-name="Normal"><text:tab/>“So, then it’s artificial? What if I don’t want to participate in this.”</text:p>
      <text:p text:style-name="Normal"><text:tab/>“Yes and no, you see no one is here against their choice.”</text:p>
      <text:p text:style-name="Normal"><text:tab/>“Well, I don’t remember signing up for this.”</text:p>
      <text:p text:style-name="Normal"><text:tab/>“No, no you would not. That is why we’re here.<text:s/>It was no accident the things you saw today.”</text:p>
      <text:p text:style-name="Normal"><text:tab/>“So, you intended for this.”</text:p>
      <text:p text:style-name="Normal"><text:tab/>“For precisely today no, but that is part of it. You were given free will upon creation and you inherit the same free will upon passing on. We don’t want to keep you here if you<text:s/>don’t want to, so upon starting this “journey” we give you a spark shall we call it, that keeps on growing inside you allowing you to slowly start seeing things from our world. And when that happens… well we discuss new terms if you so desire.”</text:p>
      <text:p text:style-name="Normal"><text:tab/>“Like, what?”</text:p>
      <text:p text:style-name="Normal"><text:tab/>“Well, anything really, we can put you in the clouds if you wish, with the toga, wine and grapes. You can go on new adventures; explore places you could not see in real life. Or if you so wish you can simply disappear, some choose that too. But we found that almost all come back here. Of course, you can take as much time as you’d like to think it over.”</text:p>
      <text:p text:style-name="Normal"><text:tab/>“What about the truly bad people or people who have suffered all their life?”</text:p>
      <text:p text:style-name="Normal"><text:tab/>“Rarely can people change the courses of their lives and what they become due to them, but trauma brings forth trauma, so we give them another chance. Soo Mr. Heidecker… what shall it be? How do you want to proceed?”</text:p>
      <text:p text:style-name="P37"><text:span text:style-name="Emphasis">5.</text:span></text:p>
      <text:p text:style-name="Normal"><text:tab/>“Great success comes to those who try first gentlemen, and you have the privilege now of being one of<text:s/>the first. Let me tell you, -No show you! If you bring your attention to page 20 of our portfolio you will see that by acquiring ‘Fast-Account’ as a service 85% of our customers experienced a growth of at least 25% in the first quarter and 50 in the next.<text:s/>In the fiscal years after that…” Tom felt a slight buzzing around his belt area. He reached down to his pager and glanced at the screen, with big bold letters there were the words “BABY INCOM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2-26T14:05:00Z</dc:date>
    <meta:template xlink:href="Normal.dotm" xlink:type="simple"/>
    <meta:editing-cycles>55</meta:editing-cycles>
    <meta:editing-duration>PT55920S</meta:editing-duration>
    <meta:document-statistic meta:page-count="7" meta:paragraph-count="45" meta:word-count="3175" meta:character-count="22502" meta:row-count="161" meta:non-whitespace-character-count="19372"/>
  </office:meta>
</office:document-meta>
</file>